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AddAction.getAddQuery( Configuration tab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atabaseAddAction.processTable( Configuration table , Connection conn , Request request , Map result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DatabaseAddAction.setSelectQuery( String tableName , Configuration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baseAddAction.getSelectQuery( Configuration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AddAction.getActualParam( String param , String wildca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baseAddAction.setKey( Configuration table , Configuration key , Connection conn , PreparedStatement statement , int currentIndex , Request request , String param , Map resul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atabaseAddAction.act( Redirector redirector , SourceResolver resolver , Map objectModel , String source , Parameters param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